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BoldMT" svg:font-family="Arial-BoldMT"/>
    <style:font-face style:name="Arial" svg:font-family="Arial, sans-serif"/>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Text_20_body" style:list-style-name="L1"/>
    <style:style style:name="P3" style:family="paragraph" style:parent-style-name="Text_20_body">
      <style:text-properties style:font-name="Arial2"/>
    </style:style>
    <style:style style:name="P4" style:family="paragraph" style:parent-style-name="Text_20_body" style:list-style-name="L1">
      <style:paragraph-properties fo:margin-top="0cm" fo:margin-bottom="0cm"/>
    </style:style>
    <style:style style:name="P5" style:family="paragraph" style:parent-style-name="Text_20_body" style:list-style-name="L1">
      <style:paragraph-properties fo:margin-top="0cm" fo:margin-bottom="0cm"/>
    </style:style>
    <style:style style:name="P6" style:family="paragraph" style:parent-style-name="Heading_20_1" style:master-page-name="HTML"/>
    <style:style style:name="T1" style:family="text">
      <style:text-properties style:font-name="Arial2" fo:font-size="16.1000003814697pt" style:font-size-asian="16.1000003814697pt" style:font-size-complex="16.1000003814697pt"/>
    </style:style>
    <style:style style:name="T2" style:family="text">
      <style:text-properties style:font-name="Arial-BoldMT" fo:font-size="16pt" fo:language="fr" fo:country="FR" fo:font-weight="bold" style:font-name-asian="Arial-BoldMT" style:font-size-asian="16pt" style:font-weight-asian="bold" style:font-name-complex="Arial-BoldMT" style:font-size-complex="16pt" style:font-weight-complex="bold"/>
    </style:style>
    <style:style style:name="T3" style:family="text">
      <style:text-properties fo:font-size="12pt" style:font-size-asian="12pt" style:font-size-complex="12pt"/>
    </style:style>
    <style:style style:name="T4" style:family="text">
      <style:text-properties fo:font-size="12pt" style:font-name-asian="TimesNewRomanPSMT" style:font-size-asian="12pt" style:font-name-complex="TimesNewRomanPSMT" style:font-size-complex="12pt"/>
    </style:style>
    <style:style style:name="T5" style:family="text">
      <style:text-properties style:font-name="Arial2"/>
    </style:style>
    <style:style style:name="T6" style:family="text">
      <style:text-properties style:font-name="Arial2" fo:font-size="12pt" style:font-name-asian="TimesNewRomanPSMT" style:font-size-asian="12pt" style:font-name-complex="TimesNewRomanPSMT" style:font-size-complex="12pt"/>
    </style:style>
    <style:style style:name="T7" style:family="text">
      <style:text-properties style:font-name="Arial2" fo:font-size="12pt" style:font-size-asian="12pt" style:font-size-complex="12pt"/>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1">Annexe A : </text:span><text:span text:style-name="T2">Comment exécuter ClamWin depuis un CD ou une clé USB</text:span></text:h>
      <text:h text:style-name="Heading_20_3" text:outline-level="3">Introduction</text:h>
      <text:p text:style-name="Text_20_body"><text:span text:style-name="T4">Ce tutoriel explique comment réaliser un CD ou une clé USB comportant ClamWin, permettant de </text:span>scanner un P<text:span text:style-name="T5">C sous Windows contre les virus sans avoir besoin d’installer ClamWin. Veuillez noter que le CD ou la Clé USB n’est PAS bootable, et que par conséquent, il ne peut être utilisé qu’avec </text:span><text:span text:style-name="T6">un Windows fonctionnel.</text:span></text:p>
      <text:p text:style-name="Text_20_body"><text:span text:style-name="T5">Le PC qui est utilisé pour créer le CD ou la clé USB doit avoir une version de ClamWin déjà </text:span><text:span text:style-name="T6">installée, et doit être capable de copier des fichiers/dossiers sur un CD ou une clé USB.</text:span></text:p>
      <text:h text:style-name="Heading_20_3" text:outline-level="3">La manière facile: ClamWin Portable</text:h>
      <text:p text:style-name="Text_20_body">La manière facile est d'utilisé la version portable de ClamWin, qui peut être trouvé là: <text:a xlink:type="simple" xlink:href="http://portableapps.com/apps/utilities/clamwin_portable">http://portableapps.com/apps/utilities/clamwin_portable</text:a>. <text:s/></text:p>
      <text:p text:style-name="Text_20_body">Noter que les créateurs de cette version de ClamWin n'ont aucun rapport avec l'équipe officielle de ClamWin, ainsi nous ne pourrons pas répondre à toutes vos questions concernant cette version. En outre, ClamWin Portable est souvent en retard de quelques versions par rapport aux sorties officielles de ClamWin.</text:p>
      <text:h text:style-name="Heading_20_3" text:outline-level="3">Préparation</text:h>
      <text:p text:style-name="Text_20_body"><text:span text:style-name="T5">Commencez par installer la dernière version de ClamWin, puis télécharger les dernières signatures des virus. Reportez vous au manuel de ClamWin pour obtenir tous les détails de cette procédure. Notez que si vous désirez créer un CD, vous ne pourrez pas mettre à jour les signatures des virus sans recréer ultérieurement un autre CD puisqu’un CD n’est qu’en lecture </text:span><text:span text:style-name="T6">uniquement.</text:span></text:p>
      <text:h text:style-name="Heading_20_3" text:outline-level="3">Copies des Dossiers</text:h>
      <text:p text:style-name="Text_20_body"><text:span text:style-name="T5">C</text:span><text:span text:style-name="T6">réez un dossier dans un endroit de votre choix afin d’y placer les fichiers qui devront être copiés sur le CD ou la clé USB, ex : </text:span><text:span text:style-name="Teletype"><text:span text:style-name="T7">C:\ClamWin-</text:span></text:span><text:span text:style-name="Teletype"><text:span text:style-name="T3">CD</text:span></text:span><text:span text:style-name="T6">.</text:span></text:p>
      <text:p text:style-name="P3">Dans ce dossier, créez un dossier nommé ClamWin.</text:p>
      <text:p text:style-name="Text_20_body"><text:span text:style-name="T5">Copiez le dossier du programme ClamWin dans</text:span> <text:span text:style-name="Teletype">C:\ClamWin-CD\ClamWin</text:span>. <text:span text:style-name="T5">Par défaut, le dossier du programme se trouve dans</text:span> <text:span text:style-name="Teletype">C:\Program Files\ClamWin</text:span></text:p>
      <text:p text:style-name="Text_20_body"><text:span text:style-name="T5">Créez des dossiers nommés</text:span> <text:span text:style-name="Teletype">log</text:span>, <text:span text:style-name="Teletype">db</text:span> <text:span text:style-name="T5">et</text:span> <text:span text:style-name="Teletype">quarantine</text:span> <text:span text:style-name="T5">dans</text:span> <text:span text:style-name="Teletype">C:\ClamWin-CD\ClamWin.</text:span></text:p>
      <text:p text:style-name="Text_20_body"><text:span text:style-name="Teletype"><text:span text:style-name="T5">Copiez les fichiers des signatures des virus</text:span></text:span> (<text:span text:style-name="Teletype">main.cvd</text:span> &amp; <text:span text:style-name="Teletype">daily.cvd</text:span>) <text:span text:style-name="T5">dans</text:span> <text:span text:style-name="Teletype">C:\ClamWin-CD\ClamWin\db</text:span>. <text:span text:style-name="T5">Pour Windows 2000/XP, le dossier des signatures des virus est par défaut là</text:span> <text:span text:style-name="Teletype">C:\Documents and Settings\USERNAME\.clamwin\db</text:span>, <text:span text:style-name="T5">où</text:span> <text:span text:style-name="Teletype">USERNAME</text:span> <text:span text:style-name="T5">est votre nom de compte (si vous avez installé ClamWin pour un utilisateur seulement) ou</text:span> <text:span text:style-name="Teletype">C:\Documents and Settings\All Users\.clamwin\db</text:span> <text:span text:style-name="T5">(si vous avez installé ClamWin pour chaque utilisateurs).</text:span></text:p>
      <text:p text:style-name="Text_20_body"><text:span text:style-name="T5">Copiez le texte suivant dans un fichier nommé</text:span>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1">user = </text:p>
      <text:p text:style-name="Text_20_body"><text:span text:style-name="T5">V</text:span><text:span text:style-name="T6">ous devez maintenant avoir les dossiers suivants :</text:span></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log</text:p>
      <text:p text:style-name="Preformatted_20_Text">C:\ClamWin-CD\ClamWin\quarantine</text:p>
      <text:h text:style-name="Heading_20_3" text:outline-level="3">Copies des fichiers sur le CD ou la clé USB</text:h>
      <text:p text:style-name="Text_20_body"><text:span text:style-name="T5">Maintenant, il ne vous reste plus qu’à copier le contenu du dossier C:\ClamWin-CD sur un CD ou une clé USB. Ne copiez pas le dossier C:\ClamWin-CD lui-même, mais uniquement les fichiers qui s’y trouvent. La façon de copier ces fichiers dépend du CD ou de la clé USB que vous utilisez et du </text:span><text:span text:style-name="T6">logiciel que vous utilisez pour graver ou copier les fichiers.</text:span></text:p>
      <text:h text:style-name="Heading_20_2" text:outline-level="2">Utilisation du CD ou de la Clé USB</text:h>
      <text:p text:style-name="Text_20_body">Pour l'uti<text:span text:style-name="T5">liser, i</text:span><text:span text:style-name="T6">nsérez le CD ou la clé USB dans le PC à analyser. Démarré ClamWin en double-cliquant sur le fichier</text:span> <text:span text:style-name="Teletype">ClamWin.exe</text:span> dans le dossier <text:span text:style-name="Teletype">ClamWin\bin</text:span>.</text:p>
      <text:p text:style-name="Standard"><text:span text:style-name="T5">ClamWin fonctionnera normalement, mais si l’exécution est faite depuis un CD ou une clé USB en lecture seul, il aura les </text:span><text:span text:style-name="T6">limitations suivantes:</text:span></text:p>
      <text:list text:style-name="L1">
        <text:list-item>
          <text:p text:style-name="P4">Les fichiers ne pourront pas être mis en quarantaine;</text:p>
        </text:list-item>
        <text:list-item>
          <text:p text:style-name="P4">Les mises à jour Internet ne seront pas possible;</text:p>
        </text:list-item>
        <text:list-item>
          <text:p text:style-name="P2">Les préférences ne pourront pas être changé.</text:p>
        </text:list-item>
      </text:list>
      <text:p text:style-name="Text_20_body">Ces limitations ne s'applique pas si vous utilisez une clé USB dont vous avez les permissions d'écri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BoldMT" svg:font-family="Arial-BoldMT"/>
    <style:font-face style:name="Arial" svg:font-family="Arial, sans-serif"/>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 fo:font-size="12pt" style:font-name-asian="Arial" style:font-size-asian="12pt" style:font-name-complex="Arial" style:font-size-complex="12pt"/>
    </style:style>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Arial1" fo:font-size="16.1000003814697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lamWin CD/USB - HowTo</dc:title>
    <meta:creation-date>2005-05-31T10:21:42</meta:creation-date>
    <dc:creator>Dylan</dc:creator>
    <dc:date>2007-07-07T03:27:06</dc:date>
    <dc:language>fr-FR</dc:language>
    <meta:editing-cycles>14</meta:editing-cycles>
    <meta:editing-duration>PT1H24M54S</meta:editing-duration>
    <meta:user-defined meta:name="Info 1"/>
    <meta:user-defined meta:name="Info 2"/>
    <meta:user-defined meta:name="Info 3"/>
    <meta:user-defined meta:name="Info 4"/>
    <meta:document-statistic meta:table-count="0" meta:image-count="0" meta:object-count="0" meta:page-count="3" meta:paragraph-count="81" meta:word-count="723" meta:character-count="4472"/>
  </office:meta>
</office:document-meta>
</file>